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A000000AAF9D78B2E664C34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000000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.623cm, 0.716cm, 0.646cm, 0.53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="none" draw:fill-color="#000000" draw:textarea-horizontal-align="justify" draw:textarea-vertical-align="middle" draw:auto-grow-height="false" fo:min-height="6.001cm" fo:min-width="6.00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marker-start-width="0.353cm" draw:marker-end-width="0.353cm" draw:fill="none" draw:fill-color="#000000" draw:textarea-horizontal-align="justify" draw:textarea-vertical-align="middle" draw:auto-grow-height="false" fo:min-height="5.5cm" fo:min-width="5.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svg:stroke-color="#000000" draw:marker-start-width="0.353cm" draw:marker-end-width="0.353cm" draw:fill="none" draw:fill-color="#000000" draw:textarea-horizontal-align="justify" draw:textarea-vertical-align="middle" draw:auto-grow-height="false" fo:min-height="6.5cm" fo:min-width="6.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766cm" svg:y="0.69cm" svg:width="4.001cm" svg:height="4.001cm" draw:z-index="1"><draw:image xlink:href="Pictures/10000201000000AA000000AAF9D78B2E664C34A4.png" xlink:type="simple" xlink:show="embed" xlink:actuate="onLoad"/></draw:frame><draw:frame draw:style-name="fr1" draw:name="Image2" text:anchor-type="paragraph" svg:x="1.766cm" svg:y="6.639cm" svg:width="4.5cm" svg:height="4.5cm" draw:z-index="3"><draw:image xlink:href="Pictures/10000201000000AA000000AAF9D78B2E664C34A4.png" xlink:type="simple" xlink:show="embed" xlink:actuate="onLoad"/></draw:frame><draw:frame draw:style-name="fr1" draw:name="Image3" text:anchor-type="paragraph" svg:x="1.817cm" svg:y="13.857cm" svg:width="5.001cm" svg:height="5.001cm" draw:z-index="4"><draw:image xlink:href="Pictures/10000201000000AA000000AAF9D78B2E664C34A4.png" xlink:type="simple" xlink:show="embed" xlink:actuate="onLoad"/></draw:frame><draw:custom-shape text:anchor-type="paragraph" draw:z-index="0" draw:name="Shape1" draw:style-name="gr1" draw:text-style-name="P1" svg:width="6.002cm" svg:height="6.002cm" svg:x="1.027cm" svg:y="5.92cm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1" svg:width="5.501cm" svg:height="5.501cm" svg:x="1.004cm" svg:y="-0.023cm"><text:p/><draw:enhanced-geometry svg:viewBox="0 0 21600 21600" draw:type="rectangle" draw:enhanced-path="M 0 0 L 21600 0 21600 21600 0 21600 0 0 Z N"/></draw:custom-shape><draw:custom-shape text:anchor-type="paragraph" draw:z-index="5" draw:name="Shape1" draw:style-name="gr3" draw:text-style-name="P1" svg:width="6.501cm" svg:height="6.501cm" svg:x="1.06cm" svg:y="13.06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6:39:01.769181022</meta:creation-date>
    <dc:date>2019-11-24T16:50:57.033246883</dc:date>
    <meta:editing-duration>PT1M3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